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Helper.jarDir( File dirOrFile2Jar , File destJ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rHelp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rHelper.unjarDir( File jarFile ,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rHelper.Jar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Helper.unjar( InputStream in , File destDi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arHelper.setVerbos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Helper.jarDir( File dirOrFile2jar , JarOutputStream jos , String pa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